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Narrow" svg:font-family="'Arial Narrow'" style:font-family-generic="swiss" style:font-pitch="variable"/>
    <style:font-face style:name="Courier New" svg:font-family="'Courier New'" style:font-family-generic="modern"/>
    <style:font-face style:name="Droid Sans Mono" svg:font-family="'Droid Sans Mono', monospace, monospace"/>
    <style:font-face style:name="Inconsolata" svg:font-family="Inconsolat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c30c" officeooo:paragraph-rsid="00138561"/>
    </style:style>
    <style:style style:name="P2" style:family="paragraph" style:parent-style-name="Standard">
      <style:paragraph-properties fo:text-align="center" style:justify-single-word="false"/>
      <style:text-properties officeooo:rsid="0009c30c" officeooo:paragraph-rsid="00148622"/>
    </style:style>
    <style:style style:name="P3" style:family="paragraph" style:parent-style-name="Standard">
      <style:paragraph-properties fo:text-align="end" style:justify-single-word="false"/>
      <style:text-properties officeooo:rsid="0009c30c" officeooo:paragraph-rsid="00138561"/>
    </style:style>
    <style:style style:name="P4" style:family="paragraph" style:parent-style-name="Standard">
      <style:text-properties officeooo:rsid="0009c30c" officeooo:paragraph-rsid="00138561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9c30c" officeooo:paragraph-rsid="00138561" style:font-weight-asian="bold" style:font-weight-complex="bold"/>
    </style:style>
    <style:style style:name="P6" style:family="paragraph" style:parent-style-name="Standard">
      <style:paragraph-properties fo:text-align="end" style:justify-single-word="false"/>
      <style:text-properties fo:font-weight="bold" officeooo:rsid="0009c30c" officeooo:paragraph-rsid="00138561" style:font-weight-asian="bold" style:font-weight-complex="bold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.1972in" style:auto-text-indent="false"/>
      <style:text-properties fo:color="#000000" loext:opacity="100%" style:font-name="Liberation Serif" fo:font-size="12pt" style:text-underline-style="none" fo:font-weight="bold" officeooo:rsid="00148622" officeooo:paragraph-rsid="00148622" fo:background-color="#ffffff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Liberation Serif" fo:font-size="12pt" fo:font-weight="normal" officeooo:rsid="0009c30c" officeooo:paragraph-rsid="00138561" fo:background-color="#ffffff" style:font-size-asian="12pt" style:font-size-complex="12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fo:color="#000000" loext:opacity="100%" style:font-name="Inconsolata" fo:font-size="8pt" fo:font-weight="normal" officeooo:paragraph-rsid="00148622" fo:background-color="#ffffff" style:font-size-asian="8pt" style:font-size-complex="8pt"/>
    </style:style>
    <style:style style:name="P10" style:family="paragraph" style:parent-style-name="Standard">
      <style:paragraph-properties fo:line-height="100%"/>
      <style:text-properties fo:color="#000000" loext:opacity="100%" style:font-name="Inconsolata" fo:font-size="8pt" fo:font-weight="normal" fo:background-color="#ffffff" style:font-size-asian="8pt" style:font-size-complex="8pt"/>
    </style:style>
    <style:style style:name="P11" style:family="paragraph" style:parent-style-name="Standard">
      <style:paragraph-properties fo:line-height="100%"/>
      <style:text-properties fo:color="#000000" loext:opacity="100%" style:font-name="Inconsolata" fo:font-size="8pt" fo:font-weight="normal" fo:background-color="#ffffff" style:font-size-asian="8pt" style:font-size-complex="8pt"/>
    </style:style>
    <style:style style:name="P12" style:family="paragraph" style:parent-style-name="Standard">
      <style:paragraph-properties fo:line-height="100%"/>
      <style:text-properties fo:color="#000000" loext:opacity="100%" style:font-name="Inconsolata" fo:font-size="8pt" fo:background-color="#ffffff" style:font-size-asian="8pt" style:font-size-complex="8pt"/>
    </style:style>
    <style:style style:name="P13" style:family="paragraph" style:parent-style-name="Standard">
      <style:paragraph-properties fo:text-align="center" style:justify-single-word="false"/>
      <style:text-properties officeooo:rsid="0009c30c" officeooo:paragraph-rsid="001c141c"/>
    </style:style>
    <style:style style:name="P14" style:family="paragraph" style:parent-style-name="Текст">
      <style:paragraph-properties fo:margin-left="0in" fo:margin-right="0in" fo:text-align="justify" style:justify-single-word="false" fo:text-indent="0.1972in" style:auto-text-indent="false"/>
      <style:text-properties style:font-name="Liberation Serif" officeooo:paragraph-rsid="001c141c"/>
    </style:style>
    <style:style style:name="P15" style:family="paragraph" style:parent-style-name="Текст">
      <style:paragraph-properties fo:margin-left="0in" fo:margin-right="0in" fo:margin-top="0in" fo:margin-bottom="0in" style:contextual-spacing="false" fo:line-height="100%" fo:text-align="justify" style:justify-single-word="false" fo:text-indent="0.1972in" style:auto-text-indent="false"/>
      <style:text-properties fo:color="#000000" loext:opacity="100%" style:font-name="Times New Roman" fo:font-size="12pt" fo:font-weight="normal" officeooo:paragraph-rsid="00148622" fo:background-color="#ffffff" style:font-size-asian="12pt" style:font-size-complex="12pt"/>
    </style:style>
    <style:style style:name="T1" style:family="text">
      <style:text-properties fo:color="#000000" loext:opacity="100%" fo:font-size="12pt" style:text-underline-style="none" fo:font-weight="normal" officeooo:rsid="001647d2" fo:background-color="#ffffff" loext:char-shading-value="0" style:font-size-asian="12pt" style:font-weight-asian="normal" style:font-name-complex="Arial Narrow" style:font-size-complex="12pt" style:font-weight-complex="normal"/>
    </style:style>
    <style:style style:name="T2" style:family="text">
      <style:text-properties fo:font-weight="normal" officeooo:rsid="00156dec" style:font-weight-asian="normal" style:font-name-complex="Times New Roman1" style:font-weight-complex="normal"/>
    </style:style>
    <style:style style:name="T3" style:family="text">
      <style:text-properties fo:font-weight="normal" officeooo:rsid="001647d2" style:font-weight-asian="normal" style:font-name-complex="Times New Roman1" style:font-weight-complex="normal"/>
    </style:style>
    <style:style style:name="T4" style:family="text">
      <style:text-properties style:font-name="Liberation Serif" fo:font-size="12pt" style:text-underline-style="none" fo:font-weight="normal" officeooo:rsid="00148622" style:font-size-asian="12pt" style:font-weight-asian="normal" style:font-name-complex="Arial Narrow" style:font-size-complex="12pt" style:font-weight-complex="normal"/>
    </style:style>
    <style:style style:name="T5" style:family="text">
      <style:text-properties officeooo:rsid="00148622"/>
    </style:style>
    <style:style style:name="T6" style:family="text">
      <style:text-properties style:font-name="Times New Roman" fo:font-size="12pt" style:text-underline-style="none" officeooo:rsid="001647d2" style:font-size-asian="12pt" style:font-weight-asian="bold" style:font-name-complex="Arial Narrow" style:font-size-complex="12pt" style:font-weight-complex="bold"/>
    </style:style>
    <style:style style:name="T7" style:family="text">
      <style:text-properties style:text-underline-style="none" officeooo:rsid="001647d2" style:font-weight-asian="bold" style:font-name-complex="Arial Narrow" style:font-weight-complex="bold"/>
    </style:style>
    <style:style style:name="T8" style:family="text">
      <style:text-properties officeooo:rsid="001c141c"/>
    </style:style>
    <style:style style:name="T9" style:family="text">
      <style:text-properties fo:font-size="12pt" style:text-underline-style="none" fo:font-weight="bold" style:font-size-asian="12pt" style:font-weight-asian="bold" style:font-name-complex="Times New Roman1" style:font-size-complex="12pt" style:font-weight-complex="bold"/>
    </style:style>
    <style:style style:name="T10" style:family="text">
      <style:text-properties fo:font-size="12pt" style:text-underline-style="none" fo:font-weight="bold" officeooo:rsid="00148622" style:font-size-asian="12pt" style:font-weight-asian="bold" style:font-name-complex="Times New Roman1" style:font-size-complex="12pt" style:font-weight-complex="bold"/>
    </style:style>
    <style:style style:name="T11" style:family="text">
      <style:text-properties fo:font-size="12pt" style:text-underline-style="none" fo:font-weight="normal" officeooo:rsid="001c141c" style:font-size-asian="12pt" style:font-weight-asian="normal" style:font-name-complex="Times New Roman1" style:font-size-complex="12pt" style:font-weight-complex="normal"/>
    </style:style>
    <style:style style:name="T12" style:family="text">
      <style:text-properties fo:font-size="12pt" style:text-underline-style="none" fo:font-weight="normal" officeooo:rsid="00148622" style:font-size-asian="12pt" style:font-weight-asian="normal" style:font-name-complex="Arial Narrow" style:font-size-complex="12pt" style:font-weight-complex="normal"/>
    </style:style>
    <style:style style:name="T13" style:family="text">
      <style:text-properties fo:font-size="12pt" fo:language="en" fo:country="US" style:text-underline-style="none" fo:font-weight="normal" officeooo:rsid="00148622" style:font-size-asian="12pt" style:font-weight-asian="normal" style:font-name-complex="Arial Narrow" style:font-size-complex="12pt" style:font-weight-complex="normal"/>
    </style:style>
    <style:style style:name="T14" style:family="text">
      <style:text-properties style:font-name="Liberation Serif" fo:font-size="12pt" fo:font-style="normal" style:text-underline-style="none" fo:font-weight="normal" style:font-size-asian="12pt" style:font-style-asian="normal" style:font-weight-asian="normal" style:font-name-complex="Arial Narrow" style:font-size-complex="12pt" style:font-style-complex="normal" style:font-weight-complex="normal"/>
    </style:style>
    <style:style style:name="T15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 Республики Беларусь</text:p>
      <text:p text:style-name="P1">Учреждение образования</text:p>
      <text:p text:style-name="P1">“Брестский Государственный технический университет”</text:p>
      <text:p text:style-name="P1">Кафедра ИИТ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5">Лабораторная работа №<text:span text:style-name="T8">4</text:span></text:p>
      <text:p text:style-name="P2">По дисциплине “<text:span text:style-name="T4">Проектирование программного обеспечения интеллектуальных систем</text:span>”</text:p>
      <text:p text:style-name="P13">Тема: “<text:span text:style-name="T14">Функции-друзья классов. Перегрузка операторов классов</text:span>”</text:p>
      <text:p text:style-name="P3"/>
      <text:p text:style-name="P3"/>
      <text:p text:style-name="P3"/>
      <text:p text:style-name="P3"/>
      <text:p text:style-name="P3"/>
      <text:p text:style-name="P6">Выполнил:</text:p>
      <text:p text:style-name="P3">Студент 2 курса</text:p>
      <text:p text:style-name="P3">Группы ИИ-21</text:p>
      <text:p text:style-name="P3">Кирилович А. А.</text:p>
      <text:p text:style-name="P6">Проверил:</text:p>
      <text:p text:style-name="P3"><text:span text:style-name="T5">Монтик</text:span> <text:span text:style-name="T5">Н</text:span>. <text:span text:style-name="T5">С</text:span>.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Брест 2022</text:p>
      <text:p text:style-name="P14"><text:soft-page-break/><text:span text:style-name="T9">Ц</text:span><text:span text:style-name="T10">ель работы: </text:span><text:span text:style-name="T11">и</text:span><text:span text:style-name="T12">зучение использования </text:span><text:span text:style-name="T13">friend</text:span><text:span text:style-name="T12">-функций для доступа к классам извне. </text:span><text:span text:style-name="T1">Изучение особенностей перегрузки операторов в пользовательских классах.</text:span></text:p>
      <text:p text:style-name="P7">Ход работы: <text:span text:style-name="T2">Разработать три пользовательских класса </text:span><text:span text:style-name="T3">в соответствии с целью</text:span><text:span text:style-name="T2">.</text:span></text:p>
      <text:p text:style-name="P15"><text:span text:style-name="T7"/></text:p>
      <text:p text:style-name="P9"><text:span text:style-name="T7">#include &lt;iostream&gt;</text:span></text:p>
      <text:p text:style-name="P10">#include &lt;string&gt;</text:p>
      <text:p text:style-name="P12"/>
      <text:p text:style-name="P10">class LAB {</text:p>
      <text:p text:style-name="P10">private:</text:p>
      <text:p text:style-name="P10"><text:tab/>std::string name_;</text:p>
      <text:p text:style-name="P10"><text:tab/>int number_;</text:p>
      <text:p text:style-name="P10"><text:tab/>int mark_;</text:p>
      <text:p text:style-name="P10"><text:tab/>std::string &amp;name = name_;</text:p>
      <text:p text:style-name="P10"><text:tab/>int &amp;number = number_;</text:p>
      <text:p text:style-name="P10"><text:tab/>int &amp;mark = mark_;</text:p>
      <text:p text:style-name="P10"><text:tab/>friend void set_object1(LAB &amp;lab, std::string &amp;name, int &amp;number, int &amp;mark);</text:p>
      <text:p text:style-name="P10"><text:tab/>friend std::string get_name1( LAB &amp;lab);</text:p>
      <text:p text:style-name="P10"><text:tab/>friend int&amp; get_number1(LAB &amp;lab);</text:p>
      <text:p text:style-name="P10"><text:tab/>friend int&amp; get_mark1(LAB &amp;lab);</text:p>
      <text:p text:style-name="P10"><text:tab/>friend void edit_ref1(LAB &amp;lab, int num);</text:p>
      <text:p text:style-name="P10">public:</text:p>
      <text:p text:style-name="P10"><text:tab/>LAB() {</text:p>
      <text:p text:style-name="P10"><text:tab/><text:tab/>name = "Kirilovich";</text:p>
      <text:p text:style-name="P10"><text:tab/><text:tab/>number = 1;</text:p>
      <text:p text:style-name="P10"><text:tab/><text:tab/>mark = 4;</text:p>
      <text:p text:style-name="P10"><text:tab/>}</text:p>
      <text:p text:style-name="P10"><text:tab/>LAB(std::string &amp;name, int &amp;number, int &amp;mark) {</text:p>
      <text:p text:style-name="P10"><text:tab/><text:tab/>this-&gt;name_ = name;</text:p>
      <text:p text:style-name="P10"><text:tab/><text:tab/>this-&gt;number_ = number;</text:p>
      <text:p text:style-name="P10"><text:tab/><text:tab/>this-&gt;mark_ = mark;</text:p>
      <text:p text:style-name="P10"><text:tab/>}</text:p>
      <text:p text:style-name="P10"><text:tab/>LAB(const LAB &amp;lab) {</text:p>
      <text:p text:style-name="P10"><text:tab/><text:tab/>this-&gt;name = lab.name;</text:p>
      <text:p text:style-name="P10"><text:tab/><text:tab/>this-&gt;number = lab.number;</text:p>
      <text:p text:style-name="P10"><text:tab/><text:tab/>this-&gt;mark = lab.mark;</text:p>
      <text:p text:style-name="P10"><text:tab/>}</text:p>
      <text:p text:style-name="P10"><text:tab/>~LAB() {</text:p>
      <text:p text:style-name="P10"><text:tab/><text:tab/>std::cout &lt;&lt; "Destructor" &lt;&lt; std::endl;</text:p>
      <text:p text:style-name="P10"><text:tab/>}</text:p>
      <text:p text:style-name="P10"><text:tab/>void print() {</text:p>
      <text:p text:style-name="P10"><text:tab/><text:tab/>std::cout &lt;&lt; "Name: " &lt;&lt; name &lt;&lt; std::endl;</text:p>
      <text:p text:style-name="P10"><text:tab/><text:tab/>std::cout &lt;&lt; "Number: " &lt;&lt; number &lt;&lt; std::endl;</text:p>
      <text:p text:style-name="P10"><text:tab/><text:tab/>std::cout &lt;&lt; "Mark: " &lt;&lt; mark &lt;&lt; std::endl;</text:p>
      <text:p text:style-name="P10"><text:tab/>}</text:p>
      <text:p text:style-name="P10"><text:tab/>LAB operator=(const LAB &amp;lab) {</text:p>
      <text:p text:style-name="P10"><text:tab/><text:tab/>this-&gt;name = lab.name;</text:p>
      <text:p text:style-name="P10"><text:tab/><text:tab/>this-&gt;number = lab.number;</text:p>
      <text:p text:style-name="P10"><text:tab/><text:tab/>this-&gt;mark = lab.mark;</text:p>
      <text:p text:style-name="P10"><text:tab/><text:tab/>return *this;</text:p>
      <text:p text:style-name="P10"><text:tab/>}</text:p>
      <text:p text:style-name="P10">};</text:p>
      <text:p text:style-name="P12"/>
      <text:p text:style-name="P10">void set_object1(LAB &amp;lab, std::string &amp;name, int &amp;number, int &amp;mark) {</text:p>
      <text:p text:style-name="P10"><text:tab/>lab.name = name;</text:p>
      <text:p text:style-name="P10"><text:tab/>lab.number = number;</text:p>
      <text:p text:style-name="P10"><text:tab/>lab.mark = mark;</text:p>
      <text:p text:style-name="P10">}</text:p>
      <text:p text:style-name="P10">std::string get_name1( LAB &amp;lab) {</text:p>
      <text:p text:style-name="P10"><text:tab/>return lab.name;</text:p>
      <text:p text:style-name="P10">}</text:p>
      <text:p text:style-name="P10">int&amp; get_number1( LAB &amp;lab) {</text:p>
      <text:p text:style-name="P10"><text:tab/>return lab.number;</text:p>
      <text:p text:style-name="P10">}</text:p>
      <text:p text:style-name="P10">int&amp; get_mark1(LAB &amp;lab) {</text:p>
      <text:p text:style-name="P10"><text:tab/>return lab.mark;</text:p>
      <text:p text:style-name="P10">}</text:p>
      <text:p text:style-name="P10">void edit_ref1(LAB &amp;lab, int num) {</text:p>
      <text:p text:style-name="P10"><text:tab/>std::cout &lt;&lt; "Edit ref" &lt;&lt; std::endl;</text:p>
      <text:p text:style-name="P10"><text:tab/>std::cout &lt;&lt; "Number: " &lt;&lt; lab.number &lt;&lt; std::endl;</text:p>
      <text:p text:style-name="P10"><text:tab/>lab.number = num;</text:p>
      <text:p text:style-name="P10"><text:tab/>std::cout &lt;&lt; "Number: " &lt;&lt; lab.number &lt;&lt; std::endl;</text:p>
      <text:p text:style-name="P10">}</text:p>
      <text:p text:style-name="P12"/>
      <text:p text:style-name="P10">class Group {</text:p>
      <text:p text:style-name="P10">private:</text:p>
      <text:p text:style-name="P10"><text:soft-page-break/><text:tab/>int count_;</text:p>
      <text:p text:style-name="P10"><text:tab/>int &amp;count = count_;</text:p>
      <text:p text:style-name="P10"><text:tab/>std::string *students;</text:p>
      <text:p text:style-name="P10"><text:tab/>friend void set_object2(Group &amp;group , int &amp;count, std::string *students);</text:p>
      <text:p text:style-name="P10"><text:tab/>friend int&amp; get_count2(Group &amp;group);</text:p>
      <text:p text:style-name="P10"><text:tab/>friend std::string&amp; get_student2(Group &amp;group, int i);</text:p>
      <text:p text:style-name="P10">public:</text:p>
      <text:p text:style-name="P10"><text:tab/>Group() {</text:p>
      <text:p text:style-name="P10"><text:tab/><text:tab/>count_ = 1;</text:p>
      <text:p text:style-name="P10"><text:tab/><text:tab/>students = new std::string[count];</text:p>
      <text:p text:style-name="P10"><text:tab/><text:tab/>students[0] = "Ars";</text:p>
      <text:p text:style-name="P10"><text:tab/>}</text:p>
      <text:p text:style-name="P10"><text:tab/>Group(int &amp;count, std::string *students) {</text:p>
      <text:p text:style-name="P10"><text:tab/><text:tab/>this-&gt;count_ = count;</text:p>
      <text:p text:style-name="P10"><text:tab/><text:tab/>this-&gt;students = new std::string[count];</text:p>
      <text:p text:style-name="P10"><text:tab/><text:tab/>for (int i = 0; i &lt; count; i++) {</text:p>
      <text:p text:style-name="P10"><text:tab/><text:tab/><text:tab/>this-&gt;students[i] = students[i];</text:p>
      <text:p text:style-name="P10"><text:tab/><text:tab/>}</text:p>
      <text:p text:style-name="P10"><text:tab/>}</text:p>
      <text:p text:style-name="P10"><text:tab/>Group(const Group &amp;group) {</text:p>
      <text:p text:style-name="P10"><text:tab/><text:tab/>this-&gt;count_ = group.count;</text:p>
      <text:p text:style-name="P10"><text:tab/><text:tab/>this-&gt;students = new std::string[count];</text:p>
      <text:p text:style-name="P10"><text:tab/><text:tab/>for (int i = 0; i &lt; count; i++) {</text:p>
      <text:p text:style-name="P10"><text:tab/><text:tab/><text:tab/>this-&gt;students[i] = group.students[i];</text:p>
      <text:p text:style-name="P10"><text:tab/><text:tab/>}</text:p>
      <text:p text:style-name="P10"><text:tab/>}</text:p>
      <text:p text:style-name="P10"><text:tab/>~Group() {</text:p>
      <text:p text:style-name="P10"><text:tab/><text:tab/>delete[] students;</text:p>
      <text:p text:style-name="P10"><text:tab/>}</text:p>
      <text:p text:style-name="P10"><text:tab/>void print() {</text:p>
      <text:p text:style-name="P10"><text:tab/><text:tab/>for (int i = 0; i &lt; count; i++) {</text:p>
      <text:p text:style-name="P10"><text:tab/><text:tab/><text:tab/>std::cout &lt;&lt; students[i] &lt;&lt; std::endl;</text:p>
      <text:p text:style-name="P10"><text:tab/><text:tab/>}</text:p>
      <text:p text:style-name="P10"><text:tab/>}</text:p>
      <text:p text:style-name="P10"><text:tab/>Group operator=(const Group &amp;group) {</text:p>
      <text:p text:style-name="P10"><text:tab/><text:tab/>this-&gt;count = group.count;</text:p>
      <text:p text:style-name="P10"><text:tab/><text:tab/>this-&gt;students = new std::string[count];</text:p>
      <text:p text:style-name="P10"><text:tab/><text:tab/>for (int i = 0; i &lt; count; i++) {</text:p>
      <text:p text:style-name="P10"><text:tab/><text:tab/><text:tab/>this-&gt;students[i] = group.students[i];</text:p>
      <text:p text:style-name="P10"><text:tab/><text:tab/>}</text:p>
      <text:p text:style-name="P10"><text:tab/><text:tab/>return *this;</text:p>
      <text:p text:style-name="P10"><text:tab/>}</text:p>
      <text:p text:style-name="P10">};</text:p>
      <text:p text:style-name="P12"/>
      <text:p text:style-name="P10">void set_object2(Group &amp;group , int &amp;count, std::string *students) {</text:p>
      <text:p text:style-name="P10"><text:tab/>group.count = count;</text:p>
      <text:p text:style-name="P10"><text:tab/>group.students = new std::string[count];</text:p>
      <text:p text:style-name="P10"><text:tab/>for (int i = 0; i &lt; count; i++) {</text:p>
      <text:p text:style-name="P10"><text:tab/><text:tab/>group.students[i] = students[i];</text:p>
      <text:p text:style-name="P10"><text:tab/>}</text:p>
      <text:p text:style-name="P10">}</text:p>
      <text:p text:style-name="P10">int&amp; get_count2( Group &amp;group) {</text:p>
      <text:p text:style-name="P10"><text:tab/>return group.count;</text:p>
      <text:p text:style-name="P10">}</text:p>
      <text:p text:style-name="P10">std::string&amp; get_student2( Group &amp;group, int I) {</text:p>
      <text:p text:style-name="P10"><text:tab/>return group.students[i];</text:p>
      <text:p text:style-name="P10">}</text:p>
      <text:p text:style-name="P12"/>
      <text:p text:style-name="P10">class Students_LAB {</text:p>
      <text:p text:style-name="P10">private:</text:p>
      <text:p text:style-name="P10"><text:tab/>LAB *lab;</text:p>
      <text:p text:style-name="P10"><text:tab/>int size_;</text:p>
      <text:p text:style-name="P10"><text:tab/>int &amp;size = size_;</text:p>
      <text:p text:style-name="P10"><text:tab/>friend void set_object3(Students_LAB &amp;students_lab, int &amp;size, LAB *lab);</text:p>
      <text:p text:style-name="P10"><text:tab/>friend int&amp; get_size3( Students_LAB &amp;students_lab);</text:p>
      <text:p text:style-name="P10"><text:tab/>friend LAB&amp; get_lab3( Students_LAB &amp;students_lab, int i);</text:p>
      <text:p text:style-name="P10"><text:tab/>friend void print3(Students_LAB &amp;students_lab);</text:p>
      <text:p text:style-name="P10">public:</text:p>
      <text:p text:style-name="P10"><text:tab/>Students_LAB() {</text:p>
      <text:p text:style-name="P10"><text:tab/><text:tab/>size = 1;</text:p>
      <text:p text:style-name="P10"><text:tab/><text:tab/>lab = new LAB[size];</text:p>
      <text:p text:style-name="P10"><text:tab/>}</text:p>
      <text:p text:style-name="P10"><text:tab/>Students_LAB(int &amp;size, LAB *lab) {</text:p>
      <text:p text:style-name="P10"><text:tab/><text:tab/>this-&gt;size_ = size;</text:p>
      <text:p text:style-name="P10"><text:tab/><text:tab/>this-&gt;lab = new LAB[size];</text:p>
      <text:p text:style-name="P10"><text:tab/><text:tab/>for (int i = 0; i &lt; size; i++) {</text:p>
      <text:p text:style-name="P10"><text:tab/><text:tab/><text:tab/>this-&gt;lab[i] = lab[i];</text:p>
      <text:p text:style-name="P10"><text:soft-page-break/><text:tab/><text:tab/>}</text:p>
      <text:p text:style-name="P10"><text:tab/>}</text:p>
      <text:p text:style-name="P10"><text:tab/>Students_LAB(const Students_LAB &amp;students_lab) {</text:p>
      <text:p text:style-name="P10"><text:tab/><text:tab/>this-&gt;size = students_lab.size;</text:p>
      <text:p text:style-name="P10"><text:tab/><text:tab/>this-&gt;lab = new LAB[size];</text:p>
      <text:p text:style-name="P10"><text:tab/><text:tab/>for (int i = 0; i &lt; size; i++) {</text:p>
      <text:p text:style-name="P10"><text:tab/><text:tab/><text:tab/>this-&gt;lab[i] = students_lab.lab[i];</text:p>
      <text:p text:style-name="P10"><text:tab/><text:tab/>}</text:p>
      <text:p text:style-name="P10"><text:tab/>}</text:p>
      <text:p text:style-name="P10"><text:tab/>~Students_LAB() {</text:p>
      <text:p text:style-name="P10"><text:tab/><text:tab/>delete[] lab;</text:p>
      <text:p text:style-name="P10"><text:tab/>}</text:p>
      <text:p text:style-name="P10"><text:tab/>Students_LAB operator=(const Students_LAB &amp;students_lab) {</text:p>
      <text:p text:style-name="P10"><text:tab/><text:tab/>this-&gt;size = students_lab.size;</text:p>
      <text:p text:style-name="P10"><text:tab/><text:tab/>this-&gt;lab = new LAB[size];</text:p>
      <text:p text:style-name="P10"><text:tab/><text:tab/>for (int i = 0; i &lt; size; i++) {</text:p>
      <text:p text:style-name="P10"><text:tab/><text:tab/><text:tab/>this-&gt;lab[i] = students_lab.lab[i];</text:p>
      <text:p text:style-name="P10"><text:tab/><text:tab/>}</text:p>
      <text:p text:style-name="P10"><text:tab/><text:tab/>return *this;</text:p>
      <text:p text:style-name="P10"><text:tab/>}</text:p>
      <text:p text:style-name="P10">};</text:p>
      <text:p text:style-name="P12"/>
      <text:p text:style-name="P10">void set_object3(Students_LAB &amp;students_lab, int &amp;size, LAB *lab) {</text:p>
      <text:p text:style-name="P10"><text:tab/>students_lab.size = size;</text:p>
      <text:p text:style-name="P10"><text:tab/>students_lab.lab = new LAB[size];</text:p>
      <text:p text:style-name="P10"><text:tab/>for (int i = 0; i &lt; size; i++) {</text:p>
      <text:p text:style-name="P10"><text:tab/><text:tab/>students_lab.lab[i] = lab[i];</text:p>
      <text:p text:style-name="P10"><text:tab/>}</text:p>
      <text:p text:style-name="P10">}</text:p>
      <text:p text:style-name="P10">int&amp; get_size3( Students_LAB &amp;students_lab) {</text:p>
      <text:p text:style-name="P10"><text:tab/>return students_lab.size;</text:p>
      <text:p text:style-name="P10">}</text:p>
      <text:p text:style-name="P10">LAB&amp; get_lab3( Students_LAB &amp;students_lab, int I) {</text:p>
      <text:p text:style-name="P10"><text:tab/>return students_lab.lab[i];</text:p>
      <text:p text:style-name="P10">}</text:p>
      <text:p text:style-name="P10">void print3(Students_LAB &amp;students_lab) {</text:p>
      <text:p text:style-name="P10"><text:tab/>for (int i = 0; i &lt; students_lab.size; i++) {</text:p>
      <text:p text:style-name="P10"><text:tab/><text:tab/>students_lab.lab[i].print();</text:p>
      <text:p text:style-name="P10"><text:tab/>}</text:p>
      <text:p text:style-name="P10">}</text:p>
      <text:p text:style-name="P12"/>
      <text:p text:style-name="P10">int main() { </text:p>
      <text:p text:style-name="P10"><text:tab/>std::string name = "Lab1";</text:p>
      <text:p text:style-name="P10"><text:tab/>int number = 1;</text:p>
      <text:p text:style-name="P10"><text:tab/>int mark = 5;</text:p>
      <text:p text:style-name="P10"><text:tab/>LAB lab;</text:p>
      <text:p text:style-name="P10"><text:tab/>set_object1(lab, name, number, mark);</text:p>
      <text:p text:style-name="P10"><text:tab/>std::cout &lt;&lt; "Name: " &lt;&lt; get_name1(lab) &lt;&lt; std::endl;</text:p>
      <text:p text:style-name="P10"><text:tab/>std::cout &lt;&lt; "Number: " &lt;&lt; get_number1(lab) &lt;&lt; std::endl;</text:p>
      <text:p text:style-name="P10"><text:tab/>std::cout &lt;&lt; "Mark: " &lt;&lt; get_mark1(lab) &lt;&lt; std::endl;</text:p>
      <text:p text:style-name="P10"><text:tab/>edit_ref1(lab, 2);</text:p>
      <text:p text:style-name="P10"><text:tab/>std::cout &lt;&lt; "Number: " &lt;&lt; get_number1(lab) &lt;&lt; std::endl;</text:p>
      <text:p text:style-name="P10"><text:tab/>std::cout &lt;&lt; "---------------------------------" &lt;&lt; std::endl;</text:p>
      <text:p text:style-name="P10"><text:tab/>int count = 3;</text:p>
      <text:p text:style-name="P10"><text:tab/>std::string students[3] = { "Ars", "Vlad", "Vova" };</text:p>
      <text:p text:style-name="P10"><text:tab/>Group group;</text:p>
      <text:p text:style-name="P10"><text:tab/>set_object2(group, count, students);</text:p>
      <text:p text:style-name="P10"><text:tab/>group.print();</text:p>
      <text:p text:style-name="P10"><text:tab/>std::cout &lt;&lt; "Count: " &lt;&lt; get_count2(group) &lt;&lt; std::endl;</text:p>
      <text:p text:style-name="P10"><text:tab/>std::cout &lt;&lt; "Student: " &lt;&lt; get_student2(group, 1) &lt;&lt; std::endl;</text:p>
      <text:p text:style-name="P10"><text:tab/>std::cout &lt;&lt; "---------------------------------" &lt;&lt; std::endl;</text:p>
      <text:p text:style-name="P10"><text:tab/>int size = 2;</text:p>
      <text:p text:style-name="P10"><text:tab/>LAB lab1;</text:p>
      <text:p text:style-name="P10"><text:tab/>set_object1(lab1, name, number, mark);</text:p>
      <text:p text:style-name="P10"><text:tab/>LAB lab2;</text:p>
      <text:p text:style-name="P10"><text:tab/>set_object1(lab2, name, number, mark);</text:p>
      <text:p text:style-name="P10"><text:tab/>LAB lab3;</text:p>
      <text:p text:style-name="P10"><text:tab/>set_object1(lab3, name, number, mark);</text:p>
      <text:p text:style-name="P10"><text:tab/>LAB lab4;</text:p>
      <text:p text:style-name="P10"><text:tab/>set_object1(lab4, name, number, mark);</text:p>
      <text:p text:style-name="P10"><text:tab/>LAB lab5;</text:p>
      <text:p text:style-name="P10"><text:tab/>set_object1(lab5, name, number, mark);</text:p>
      <text:p text:style-name="P10"><text:tab/>LAB lab6;</text:p>
      <text:p text:style-name="P10"><text:tab/>set_object1(lab6, name, number, mark);</text:p>
      <text:p text:style-name="P10"><text:tab/>LAB lab7;</text:p>
      <text:p text:style-name="P11"><text:span text:style-name="T15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Narrow" svg:font-family="'Arial Narrow'" style:font-family-generic="swiss" style:font-pitch="variable"/>
    <style:font-face style:name="Courier New" svg:font-family="'Courier New'" style:font-family-generic="modern"/>
    <style:font-face style:name="Droid Sans Mono" svg:font-family="'Droid Sans Mono', monospace, monospace"/>
    <style:font-face style:name="Inconsolata" svg:font-family="Inconsolat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6T13:23:15.579841008</meta:creation-date>
    <dc:date>2022-10-28T13:50:53.813580165</dc:date>
    <meta:editing-duration>PT47M3S</meta:editing-duration>
    <meta:editing-cycles>6</meta:editing-cycles>
    <meta:generator>LibreOffice/7.3.6.2$Linux_X86_64 LibreOffice_project/30$Build-2</meta:generator>
    <meta:document-statistic meta:table-count="0" meta:image-count="0" meta:object-count="0" meta:page-count="4" meta:paragraph-count="233" meta:word-count="845" meta:character-count="5912" meta:non-whitespace-character-count="5055"/>
  </office:meta>
</office:document-meta>
</file>